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5.635625cm" style:use-optimal-column-width="true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445cm" style:use-optimal-column-width="true"/>
    </style:style>
    <style:style style:name="co11" style:family="table-column">
      <style:table-column-properties fo:break-before="auto" style:column-width="5.26520833333333cm" style:use-optimal-column-width="true"/>
    </style:style>
    <style:style style:name="co12" style:family="table-column">
      <style:table-column-properties fo:break-before="auto" style:column-width="2.2225cm" style:use-optimal-column-width="true"/>
    </style:style>
    <style:style style:name="co13" style:family="table-column">
      <style:table-column-properties fo:break-before="auto" style:column-width="17.7270833333333cm" style:use-optimal-column-width="true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4.18041666666667cm" style:use-optimal-column-width="true"/>
    </style:style>
    <style:style style:name="co18" style:family="table-column">
      <style:table-column-properties fo:break-before="auto" style:column-width="1.666875cm" style:use-optimal-column-width="true"/>
    </style:style>
    <style:style style:name="co19" style:family="table-column">
      <style:table-column-properties fo:break-before="auto" style:column-width="1.05833333333333cm" style:use-optimal-column-width="true"/>
    </style:style>
    <style:style style:name="co20" style:family="table-column">
      <style:table-column-properties fo:break-before="auto" style:column-width="1.11125cm" style:use-optimal-column-width="true"/>
    </style:style>
    <style:style style:name="co21" style:family="table-column">
      <style:table-column-properties fo:break-before="auto" style:column-width="2.27541666666667cm" style:use-optimal-column-width="true"/>
    </style:style>
    <style:style style:name="co22" style:family="table-column">
      <style:table-column-properties fo:break-before="auto" style:column-width="2.301875cm" style:use-optimal-column-width="true"/>
    </style:style>
    <style:style style:name="co23" style:family="table-column">
      <style:table-column-properties fo:break-before="auto" style:column-width="1.27cm" style:use-optimal-column-width="true"/>
    </style:style>
    <style:style style:name="co24" style:family="table-column">
      <style:table-column-properties fo:break-before="auto" style:column-width="3.04270833333333cm" style:use-optimal-column-width="true"/>
    </style:style>
    <style:style style:name="co25" style:family="table-column">
      <style:table-column-properties fo:break-before="auto" style:column-width="1.95791666666667cm" style:use-optimal-column-width="true"/>
    </style:style>
    <style:style style:name="co26" style:family="table-column">
      <style:table-column-properties fo:break-before="auto" style:column-width="1.53458333333333cm" style:use-optimal-column-width="true"/>
    </style:style>
    <style:style style:name="co27" style:family="table-column">
      <style:table-column-properties fo:break-before="auto" style:column-width="1.71979166666667cm" style:use-optimal-column-width="true"/>
    </style:style>
    <style:style style:name="co28" style:family="table-column">
      <style:table-column-properties fo:break-before="auto" style:column-width="1.349375cm" style:use-optimal-column-width="true"/>
    </style:style>
    <style:style style:name="co29" style:family="table-column">
      <style:table-column-properties fo:break-before="auto" style:column-width="4.683125cm"/>
    </style:style>
    <style:style style:name="co30" style:family="table-column">
      <style:table-column-properties fo:break-before="auto" style:column-width="4.92125cm"/>
    </style:style>
    <style:style style:name="co31" style:family="table-column">
      <style:table-column-properties fo:break-before="auto" style:column-width="4.41854166666667cm"/>
    </style:style>
    <style:style style:name="co32" style:family="table-column">
      <style:table-column-properties fo:break-before="auto" style:column-width="2.83104166666667cm" style:use-optimal-column-width="true"/>
    </style:style>
    <style:style style:name="co33" style:family="table-column">
      <style:table-column-properties fo:break-before="auto" style:column-width="3.91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DIRECT('enums'!$B$2:$B$43)&quot;)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/>
        </table:content-validation>
        <table:content-validation table:name="val3" table:condition="of:cell-content-is-in-list([enums.$A$2:.$A$15])" table:base-cell-address="parking_areas.B2">
          <table:help-message table:display="true"/>
          <table:error-message table:display="true"/>
        </table:content-validation>
        <table:content-validation table:name="val4" table:condition="of:cell-content-is-in-list([enums.$C$2:.$C$10])" table:base-cell-address="parking_areas.D2">
          <table:help-message table:display="true"/>
          <table:error-message table:display="true"/>
        </table:content-validation>
        <table:content-validation table:name="val5" table:condition="of:cell-content-is-in-list([enums.$D$2:.$D$6])" table:base-cell-address="parking_areas.H36">
          <table:help-message table:display="true"/>
          <table:error-message table:display="true"/>
        </table:content-validation>
        <table:content-validation table:name="val6" table:condition="of:cell-content-is-in-list([enums.$E$2:.$E$3])" table:base-cell-address="parking_areas.E2">
          <table:help-message table:display="true"/>
          <table:error-message table:display="true"/>
        </table:content-validation>
        <table:content-validation table:name="val7" table:condition="of:cell-content-is-in-list([enums.$E$2:.$E$3])" table:base-cell-address="bike_models.B2">
          <table:help-message table:display="true"/>
          <table:error-message table:display="true"/>
        </table:content-validation>
        <table:content-validation table:name="val8" table:condition="of:cell-content-is-whole-number() and cell-content-is-between(0,9999999)">
          <table:help-message table:display="true"/>
          <table:error-message table:display="true"/>
        </table:content-validation>
        <table:content-validation table:name="val9" table:condition="of:cell-content-is-in-list([enums.$F$2:.$F$6])" table:base-cell-address="car_models.B2">
          <table:help-message table:display="true"/>
          <table:error-message table:display="true"/>
        </table:content-validation>
        <table:content-validation table:name="val10" table:condition="of:cell-content-is-in-list([enums.$G$2:.$G$5])" table:base-cell-address="car_models.E2">
          <table:help-message table:display="true"/>
          <table:error-message table:display="true"/>
        </table:content-validation>
        <table:content-validation table:name="val11" table:condition="of:cell-content-is-in-list([enums.$E$2:.$E$3])" table:base-cell-address="car_models.F2">
          <table:help-message table:display="true"/>
          <table:error-message table:display="true"/>
        </table:content-validation>
      </table:content-validations>
      <table:table table:name="parking_are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 (scode)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vehicletypes</text:p>
          </table:table-cell>
          <table:table-cell office:value-type="string" table:style-name="ce2">
            <text:p>layout</text:p>
          </table:table-cell>
          <table:table-cell office:value-type="string" table:style-name="ce2">
            <text:p>hazardProhibited</text:p>
          </table:table-cell>
          <table:table-cell office:value-type="string" table:style-name="ce2">
            <text:p>charging</text:p>
          </table:table-cell>
          <table:table-cell office:value-type="string" table:style-name="ce2">
            <text:p>surveillance</text:p>
          </table:table-cell>
          <table:table-cell office:value-type="string" table:style-name="ce2">
            <text:p>reservation</text:p>
          </table:table-cell>
          <table:table-cell table:number-columns-repeated="16376" table:style-name="ce2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e:parkhuber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e:parkkarlwolf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e:parkkellereialgund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e:parkplaza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e:parkterme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autosilobuonconsigliop3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piazzafierap4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duomop5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piazzalesanseverinop7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centroeuropap2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cteviabomportop6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ENTO:areaexsitviacanestrinip1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OVERETO:parcheggiocentro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OVERETO:centrostorico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undergroun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OVERETO:asm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OVERETO:stazione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OVERETO:mart</text:p>
          </table:table-cell>
          <table:table-cell office:value-type="string" table:content-validation-name="val3" table:style-name="ce1">
            <text:p>urbanParking</text:p>
          </table:table-cell>
          <table:table-cell office:value-type="string" table:content-validation-name="val2" table:style-name="ce1">
            <text:p>allPassengerVehicles</text:p>
          </table:table-cell>
          <table:table-cell office:value-type="string" table:content-validation-name="val4" table:style-name="ce1">
            <text:p>covere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7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774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26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296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25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3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776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2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832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parking-a22:52</text:p>
          </table:table-cell>
          <table:table-cell office:value-type="string" table:content-validation-name="val3" table:style-name="ce1">
            <text:p>motorwayParking</text:p>
          </table:table-cell>
          <table:table-cell office:value-type="string" table:content-validation-name="val1" table:style-name="ce1">
            <text:p>heavyGoodsVehicle</text:p>
          </table:table-cell>
          <table:table-cell office:value-type="string" table:content-validation-name="val4" table:style-name="ce1">
            <text:p>openSpac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noReservations</text:p>
          </table:table-cell>
          <table:table-cell table:number-columns-repeated="16376"/>
        </table:table-row>
        <table:table-row table:style-name="ro1">
          <table:table-cell office:value-type="float" office:value="1930" table:style-name="ce7">
            <text:p>1930</text:p>
          </table:table-cell>
          <table:table-cell office:value-type="string" table:content-validation-name="val3" table:style-name="ce1">
            <text:p>other</text:p>
          </table:table-cell>
          <table:table-cell office:value-type="string" table:content-validation-name="val1" table:style-name="ce1">
            <text:p>cycle</text:p>
          </table:table-cell>
          <table:table-cell office:value-type="string" table:content-validation-name="val4" table:style-name="ce1">
            <text:p>covere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5" table:style-name="ce1">
            <text:p>reservationRequired</text:p>
          </table:table-cell>
          <table:table-cell table:number-columns-repeated="16376"/>
        </table:table-row>
        <table:table-row table:style-name="ro1">
          <table:table-cell office:value-type="float" office:value="1931" table:formula="of:=[.A36]+1" table:style-name="ce7">
            <text:p>1931</text:p>
          </table:table-cell>
          <table:table-cell office:value-type="string" table:content-validation-name="val3" table:style-name="ce1">
            <text:p>other</text:p>
          </table:table-cell>
          <table:table-cell office:value-type="string" table:content-validation-name="val1" table:style-name="ce1">
            <text:p>cycle</text:p>
          </table:table-cell>
          <table:table-cell office:value-type="string" table:content-validation-name="val4" table:style-name="ce1">
            <text:p>covere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5" table:style-name="ce1">
            <text:p>reservationRequired</text:p>
          </table:table-cell>
          <table:table-cell table:number-columns-repeated="16376"/>
        </table:table-row>
        <table:table-row table:style-name="ro1">
          <table:table-cell office:value-type="float" office:value="1932" table:formula="of:=[.A37]+1" table:style-name="ce7">
            <text:p>1932</text:p>
          </table:table-cell>
          <table:table-cell office:value-type="string" table:content-validation-name="val3" table:style-name="ce1">
            <text:p>other</text:p>
          </table:table-cell>
          <table:table-cell office:value-type="string" table:content-validation-name="val1" table:style-name="ce1">
            <text:p>cycle</text:p>
          </table:table-cell>
          <table:table-cell office:value-type="string" table:content-validation-name="val4" table:style-name="ce1">
            <text:p>covere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5" table:style-name="ce1">
            <text:p>reservationRequired</text:p>
          </table:table-cell>
          <table:table-cell table:number-columns-repeated="16376"/>
        </table:table-row>
        <table:table-row table:style-name="ro1">
          <table:table-cell office:value-type="float" office:value="1933" table:formula="of:=[.A38]+1" table:style-name="ce7">
            <text:p>1933</text:p>
          </table:table-cell>
          <table:table-cell office:value-type="string" table:content-validation-name="val3" table:style-name="ce1">
            <text:p>other</text:p>
          </table:table-cell>
          <table:table-cell office:value-type="string" table:content-validation-name="val1" table:style-name="ce1">
            <text:p>cycle</text:p>
          </table:table-cell>
          <table:table-cell office:value-type="string" table:content-validation-name="val4" table:style-name="ce1">
            <text:p>covered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6" table:style-name="ce1">
            <text:p>false</text:p>
          </table:table-cell>
          <table:table-cell office:value-type="string" table:content-validation-name="val6" table:style-name="ce1">
            <text:p>true</text:p>
          </table:table-cell>
          <table:table-cell office:value-type="string" table:content-validation-name="val5" table:style-name="ce1">
            <text:p>reservationRequired</text:p>
          </table:table-cell>
          <table:table-cell table:number-columns-repeated="16376"/>
        </table:table-row>
        <table:table-row table:number-rows-repeated="1048537" table:style-name="ro1">
          <table:table-cell/>
          <table:table-cell table:content-validation-name="val3" table:style-name="ce1"/>
          <table:table-cell table:content-validation-name="val1" table:style-name="ce1"/>
          <table:table-cell table:content-validation-name="val4" table:style-name="ce1"/>
          <table:table-cell table:content-validation-name="val6" table:style-name="ce1"/>
          <table:table-cell table:content-validation-name="val6" table:style-name="ce1"/>
          <table:table-cell table:content-validation-name="val6" table:style-name="ce1"/>
          <table:table-cell table:content-validation-name="val5" table:style-name="ce1"/>
          <table:table-cell table:number-columns-repeated="16376"/>
        </table:table-row>
      </table:table>
      <table:table table:name="operator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 (origin?)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street</text:p>
          </table:table-cell>
          <table:table-cell office:value-type="string" table:style-name="ce2">
            <text:p>town</text:p>
          </table:table-cell>
          <table:table-cell office:value-type="string" table:style-name="ce2">
            <text:p>postcode</text:p>
          </table:table-cell>
          <table:table-cell office:value-type="string" table:style-name="ce2">
            <text:p>country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BIKE_SHARING_BOLZANO</text:p>
          </table:table-cell>
          <table:table-cell office:value-type="string" table:style-name="ce4">
            <text:p><text:a xlink:href="mailto:urp@comune.bolzano.it">urp@comune.bolzano.it</text:a></text:p>
          </table:table-cell>
          <table:table-cell office:value-type="string" table:style-name="ce5">
            <text:p>0471997111</text:p>
          </table:table-cell>
          <table:table-cell office:value-type="string" table:style-name="ce4">
            <text:p><text:a xlink:href="https://opencity.comune.bolzano.it/Servizi/Bike-Sharing-Bici-Bolzano">https://opencity.comune.bolzano.it/Servizi/Bike-Sharing-Bici-Bolzano</text:a></text:p>
          </table:table-cell>
          <table:table-cell office:value-type="string" table:style-name="ce1">
            <text:p>Vicolo Gumer 7</text:p>
          </table:table-cell>
          <table:table-cell office:value-type="string" table:style-name="ce1">
            <text:p>Bolzano</text:p>
          </table:table-cell>
          <table:table-cell office:value-type="float" office:value="39100" table:style-name="ce1">
            <text:p>39100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IKE_SHARING_MERANO</text:p>
          </table:table-cell>
          <table:table-cell office:value-type="string" table:style-name="ce4">
            <text:p><text:a xlink:href="mailto:info@comune.merano.bz.it">info@comune.merano.bz.it</text:a></text:p>
          </table:table-cell>
          <table:table-cell office:value-type="string" table:style-name="ce5">
            <text:p>0473250111</text:p>
          </table:table-cell>
          <table:table-cell office:value-type="string" table:style-name="ce4">
            <text:p><text:a xlink:href="https://www.comune.merano.bz.it/it/Bikesharing">https://www.comune.merano.bz.it/it/Bikesharing</text:a></text:p>
          </table:table-cell>
          <table:table-cell office:value-type="string" table:style-name="ce1">
            <text:p>Via Portici 192</text:p>
          </table:table-cell>
          <table:table-cell office:value-type="string" table:style-name="ce1">
            <text:p>Merano</text:p>
          </table:table-cell>
          <table:table-cell office:value-type="float" office:value="39012" table:style-name="ce1">
            <text:p>39012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IKE_SHARING_PAPIN</text:p>
          </table:table-cell>
          <table:table-cell office:value-type="string" table:style-name="ce4">
            <text:p><text:a xlink:href="mailto:info@papinsport.com">info@papinsport.com</text:a></text:p>
          </table:table-cell>
          <table:table-cell office:value-type="string" table:style-name="ce5">
            <text:p>0474913450</text:p>
          </table:table-cell>
          <table:table-cell office:value-type="string" table:style-name="ce4">
            <text:p><text:a xlink:href="https://www.papinsport.com/rent-a-bike/">https://www.papinsport.com/rent-a-bike/</text:a></text:p>
          </table:table-cell>
          <table:table-cell office:value-type="string" table:style-name="ce1">
            <text:p>Via Freising 9</text:p>
          </table:table-cell>
          <table:table-cell office:value-type="string" table:style-name="ce1">
            <text:p>San Candido</text:p>
          </table:table-cell>
          <table:table-cell office:value-type="float" office:value="39038" table:style-name="ce1">
            <text:p>39038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L-API</text:p>
          </table:table-cell>
          <table:table-cell office:value-type="string" table:style-name="ce4">
            <text:p><text:a xlink:href="https://www.carsharing.bz.it/it/">https://www.carsharing.bz.it/it/</text:a></text:p>
          </table:table-cell>
          <table:table-cell office:value-type="string" table:style-name="ce5">
            <text:p>0471061319</text:p>
          </table:table-cell>
          <table:table-cell office:value-type="string" table:style-name="ce4">
            <text:p><text:a xlink:href="https://www.carsharing.bz.it/it/">https://www.carsharing.bz.it/it/</text:a></text:p>
          </table:table-cell>
          <table:table-cell office:value-type="string" table:style-name="ce1">
            <text:p>Via Beda Weber 1</text:p>
          </table:table-cell>
          <table:table-cell office:value-type="string" table:style-name="ce1">
            <text:p>Bolzano</text:p>
          </table:table-cell>
          <table:table-cell office:value-type="float" office:value="39100" table:style-name="ce1">
            <text:p>39100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AMAS</text:p>
          </table:table-cell>
          <table:table-cell office:value-type="string" table:style-name="ce4">
            <text:p><text:a xlink:href="mailto:urp@comune.bolzano.it">urp@comune.bolzano.it</text:a></text:p>
          </table:table-cell>
          <table:table-cell office:value-type="string" table:style-name="ce5">
            <text:p>0471997111</text:p>
          </table:table-cell>
          <table:table-cell office:value-type="string" table:style-name="ce4">
            <text:p><text:a xlink:href="https://opencity.comune.bolzano.it/Documenti-e-dati/Documenti-tecnici-di-supporto/Parcheggiare-in-citta">https://opencity.comune.bolzano.it/Documenti-e-dati/Documenti-tecnici-di-supporto/Parcheggiare-in-citta</text:a></text:p>
          </table:table-cell>
          <table:table-cell office:value-type="string" table:style-name="ce1">
            <text:p>Vicolo Gumer 7</text:p>
          </table:table-cell>
          <table:table-cell office:value-type="string" table:style-name="ce1">
            <text:p>Bolzano</text:p>
          </table:table-cell>
          <table:table-cell office:value-type="float" office:value="39100" table:style-name="ce1">
            <text:p>39100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unicipality Merano</text:p>
          </table:table-cell>
          <table:table-cell office:value-type="string" table:style-name="ce4">
            <text:p><text:a xlink:href="mailto:info@comune.merano.bz.it">info@comune.merano.bz.it</text:a></text:p>
          </table:table-cell>
          <table:table-cell office:value-type="string" table:style-name="ce5">
            <text:p>0473250111</text:p>
          </table:table-cell>
          <table:table-cell office:value-type="string" table:style-name="ce4">
            <text:p><text:a xlink:href="https://www.comune.merano.bz.it/it/Parcheggi">https://www.comune.merano.bz.it/it/Parcheggi</text:a></text:p>
          </table:table-cell>
          <table:table-cell office:value-type="string" table:style-name="ce1">
            <text:p>Via Portici 192</text:p>
          </table:table-cell>
          <table:table-cell office:value-type="string" table:style-name="ce1">
            <text:p>Merano</text:p>
          </table:table-cell>
          <table:table-cell office:value-type="float" office:value="39012" table:style-name="ce1">
            <text:p>39012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K</text:p>
          </table:table-cell>
          <table:table-cell office:value-type="string" table:style-name="ce4">
            <text:p><text:a xlink:href="mailto:comurp@comune.trento.it">comurp@comune.trento.it</text:a></text:p>
          </table:table-cell>
          <table:table-cell office:value-type="string" table:style-name="ce5">
            <text:p>0461884111</text:p>
          </table:table-cell>
          <table:table-cell office:value-type="string" table:style-name="ce4">
            <text:p><text:a xlink:href="https://www.comune.trento.it/Citta/Come-orientarsi/Parcheggi">https://www.comune.trento.it/Citta/Come-orientarsi/Parcheggi</text:a></text:p>
          </table:table-cell>
          <table:table-cell office:value-type="string" table:style-name="ce1">
            <text:p>Via Belenzani 19</text:p>
          </table:table-cell>
          <table:table-cell office:value-type="string" table:style-name="ce1">
            <text:p>Trento</text:p>
          </table:table-cell>
          <table:table-cell office:value-type="float" office:value="38122" table:style-name="ce1">
            <text:p>38122</text:p>
          </table:table-cell>
          <table:table-cell office:value-type="string" table:style-name="ce1">
            <text:p>Italy</text:p>
          </table:table-cell>
          <table:table-cell office:value-type="string" table:style-name="ce8">
            <text:p>For stations with stationcode starting with 'TRENTO: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K</text:p>
          </table:table-cell>
          <table:table-cell office:value-type="string" table:style-name="ce4">
            <text:p><text:a xlink:href="mailto:urp@comune.rovereto.tn.it">urp@comune.rovereto.tn.it</text:a></text:p>
          </table:table-cell>
          <table:table-cell office:value-type="string" table:style-name="ce5">
            <text:p>0464452111</text:p>
          </table:table-cell>
          <table:table-cell office:value-type="string" table:style-name="ce4">
            <text:p><text:a xlink:href="https://www.comune.rovereto.tn.it/Servizi/Sosta-e-parcheggi">https://www.comune.rovereto.tn.it/Servizi/Sosta-e-parcheggi</text:a></text:p>
          </table:table-cell>
          <table:table-cell office:value-type="string" table:style-name="ce1">
            <text:p>Piazza Podestà 11</text:p>
          </table:table-cell>
          <table:table-cell office:value-type="string" table:style-name="ce1">
            <text:p>Rovereto</text:p>
          </table:table-cell>
          <table:table-cell office:value-type="float" office:value="38068" table:style-name="ce1">
            <text:p>38068</text:p>
          </table:table-cell>
          <table:table-cell office:value-type="string" table:style-name="ce1">
            <text:p>Italy</text:p>
          </table:table-cell>
          <table:table-cell office:value-type="string" table:style-name="ce8">
            <text:p>For stations with stationcode starting with 'ROVERETO: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2</text:p>
          </table:table-cell>
          <table:table-cell office:value-type="string" table:style-name="ce4">
            <text:p><text:a xlink:href="mailto:a22@autobrennero.it">a22@autobrennero.it</text:a></text:p>
          </table:table-cell>
          <table:table-cell office:value-type="string" table:style-name="ce5">
            <text:p>0461212611</text:p>
          </table:table-cell>
          <table:table-cell office:value-type="string" table:style-name="ce4">
            <text:p><text:a xlink:href="https://www.autobrennero.it/it/in-viaggio/sosta-e-servizi/aree-di-servizio/">https://www.autobrennero.it/it/in-viaggio/sosta-e-servizi/aree-di-servizio/</text:a></text:p>
          </table:table-cell>
          <table:table-cell office:value-type="string" table:style-name="ce1">
            <text:p>Via Berlino 10</text:p>
          </table:table-cell>
          <table:table-cell office:value-type="string" table:style-name="ce1">
            <text:p>Trento</text:p>
          </table:table-cell>
          <table:table-cell office:value-type="float" office:value="38121" table:style-name="ce1">
            <text:p>38121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kidata</text:p>
          </table:table-cell>
          <table:table-cell office:value-type="string" table:style-name="ce4">
            <text:p><text:a xlink:href="mailto:info@sta.bz.it">info@sta.bz.it</text:a></text:p>
          </table:table-cell>
          <table:table-cell office:value-type="string" table:style-name="ce5">
            <text:p>0471312888</text:p>
          </table:table-cell>
          <table:table-cell office:value-type="string" table:style-name="ce4">
            <text:p><text:a xlink:href="https://www.sta.bz.it">https://www.sta.bz.it</text:a></text:p>
          </table:table-cell>
          <table:table-cell office:value-type="string" table:style-name="ce1">
            <text:p>Via dei Conciapelli 60</text:p>
          </table:table-cell>
          <table:table-cell office:value-type="string" table:style-name="ce1">
            <text:p>Bolzano</text:p>
          </table:table-cell>
          <table:table-cell office:value-type="float" office:value="39100" table:style-name="ce1">
            <text:p>39100</text:p>
          </table:table-cell>
          <table:table-cell office:value-type="string" table:style-name="ce1">
            <text:p>Italy</text:p>
          </table:table-cell>
          <table:table-cell office:value-type="string" table:style-name="ce8">
            <text:p>Until we just have STA parking..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incitta</text:p>
          </table:table-cell>
          <table:table-cell office:value-type="string" table:style-name="ce4">
            <text:p><text:a xlink:href="mailto:info@sta.bz.it">info@sta.bz.it</text:a></text:p>
          </table:table-cell>
          <table:table-cell office:value-type="string" table:style-name="ce5">
            <text:p>0471312888</text:p>
          </table:table-cell>
          <table:table-cell office:value-type="string" table:style-name="ce4">
            <text:p><text:a xlink:href="https://www.sta.bz.it">https://www.sta.bz.it</text:a></text:p>
          </table:table-cell>
          <table:table-cell office:value-type="string" table:style-name="ce1">
            <text:p>Via dei Conciapelli 60</text:p>
          </table:table-cell>
          <table:table-cell office:value-type="string" table:style-name="ce1">
            <text:p>Bolzano</text:p>
          </table:table-cell>
          <table:table-cell office:value-type="float" office:value="39100" table:style-name="ce1">
            <text:p>39100</text:p>
          </table:table-cell>
          <table:table-cell office:value-type="string" table:style-name="ce1">
            <text:p>Italy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bike_models" table:style-name="ta1">
        <table:table-column table:style-name="co2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2">
            <text:p>ID (type)</text:p>
          </table:table-cell>
          <table:table-cell office:value-type="string" table:style-name="ce2">
            <text:p>electric</text:p>
          </table:table-cell>
          <table:table-cell office:value-type="string" table:style-name="ce2">
            <text:p>lamp</text:p>
          </table:table-cell>
          <table:table-cell office:value-type="string" table:style-name="ce2">
            <text:p>baske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pedal_assistance</text:p>
          </table:table-cell>
          <table:table-cell office:value-type="string" table:content-validation-name="val7" table:style-name="ce1">
            <text:p>true</text:p>
          </table:table-cell>
          <table:table-cell office:value-type="string" table:content-validation-name="val7" table:style-name="ce1">
            <text:p>true</text:p>
          </table:table-cell>
          <table:table-cell office:value-type="string" table:content-validation-name="val7" table:style-name="ce1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scular</text:p>
          </table:table-cell>
          <table:table-cell office:value-type="string" table:content-validation-name="val7" table:style-name="ce1">
            <text:p>false</text:p>
          </table:table-cell>
          <table:table-cell office:value-type="string" table:content-validation-name="val7" table:style-name="ce1">
            <text:p>true</text:p>
          </table:table-cell>
          <table:table-cell office:value-type="string" table:content-validation-name="val7" table:style-name="ce1">
            <text:p>true</text:p>
          </table:table-cell>
          <table:table-cell table:number-columns-repeated="16380"/>
        </table:table-row>
        <table:table-row table:number-rows-repeated="1048573" table:style-name="ro1">
          <table:table-cell/>
          <table:table-cell table:content-validation-name="val7" table:style-name="ce1"/>
          <table:table-cell table:content-validation-name="val7" table:style-name="ce1"/>
          <table:table-cell table:content-validation-name="val7" table:style-name="ce1"/>
          <table:table-cell table:number-columns-repeated="16380"/>
        </table:table-row>
      </table:table>
      <table:table table:name="car_models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2">
            <text:p>id (model)</text:p>
          </table:table-cell>
          <table:table-cell office:value-type="string" table:style-name="ce2">
            <text:p>childseat</text:p>
          </table:table-cell>
          <table:table-cell office:value-type="string" table:style-name="ce2">
            <text:p>seats</text:p>
          </table:table-cell>
          <table:table-cell office:value-type="string" table:style-name="ce2">
            <text:p>doors</text:p>
          </table:table-cell>
          <table:table-cell office:value-type="string" table:style-name="ce2">
            <text:p>transmission</text:p>
          </table:table-cell>
          <table:table-cell office:value-type="string" table:style-name="ce2">
            <text:p>cruisecontrol</text:p>
          </table:table-cell>
          <table:table-cell office:value-type="string" table:style-name="ce2">
            <text:p>satnav</text:p>
          </table:table-cell>
          <table:table-cell office:value-type="string" table:style-name="ce2">
            <text:p>usbpowersockets</text:p>
          </table:table-cell>
          <table:table-cell office:value-type="string" table:style-name="ce2">
            <text:p>wintertyres</text:p>
          </table:table-cell>
          <table:table-cell office:value-type="string" table:style-name="ce2">
            <text:p>chains</text:p>
          </table:table-cell>
          <table:table-cell office:value-type="string" table:style-name="ce2">
            <text:p>trailerhitch</text:p>
          </table:table-cell>
          <table:table-cell office:value-type="string" table:style-name="ce2">
            <text:p>roofrack</text:p>
          </table:table-cell>
          <table:table-cell office:value-type="string" table:style-name="ce2">
            <text:p>cyclerack</text:p>
          </table:table-cell>
          <table:table-cell office:value-type="string" table:style-name="ce2">
            <text:p>skirack</text:p>
          </table:table-cell>
          <table:table-cell table:number-columns-repeated="16370" table:style-name="ce2"/>
        </table:table-row>
        <table:table-row table:style-name="ro1">
          <table:table-cell office:value-type="string" table:style-name="ce1">
            <text:p>VW up!</text:p>
          </table:table-cell>
          <table:table-cell office:value-type="string" table:content-validation-name="val9" table:style-name="ce1">
            <text:p>none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string" table:content-validation-name="val10" table:style-name="ce1">
            <text:p>manual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W Golf</text:p>
          </table:table-cell>
          <table:table-cell office:value-type="string" table:content-validation-name="val9" table:style-name="ce1">
            <text:p>none</text:p>
          </table:table-cell>
          <table:table-cell office:value-type="float" office:value="5" table:content-validation-name="val8" table:style-name="ce1">
            <text:p>5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string" table:content-validation-name="val10" table:style-name="ce1">
            <text:p>manual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W Caddy Caddy 2.0 TDI</text:p>
          </table:table-cell>
          <table:table-cell office:value-type="string" table:content-validation-name="val9" table:style-name="ce1">
            <text:p>baby</text:p>
          </table:table-cell>
          <table:table-cell office:value-type="float" office:value="7" table:content-validation-name="val8" table:style-name="ce1">
            <text:p>7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string" table:content-validation-name="val10" table:style-name="ce1">
            <text:p>manual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W ID.3</text:p>
          </table:table-cell>
          <table:table-cell office:value-type="string" table:content-validation-name="val9" table:style-name="ce1">
            <text:p>none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float" office:value="4" table:content-validation-name="val8" table:style-name="ce1">
            <text:p>4</text:p>
          </table:table-cell>
          <table:table-cell office:value-type="string" table:content-validation-name="val10" table:style-name="ce1">
            <text:p>automatic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tru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office:value-type="string" table:content-validation-name="val11" table:style-name="ce1">
            <text:p>false</text:p>
          </table:table-cell>
          <table:table-cell table:number-columns-repeated="16370"/>
        </table:table-row>
        <table:table-row table:number-rows-repeated="1048571" table:style-name="ro1">
          <table:table-cell/>
          <table:table-cell table:content-validation-name="val9" table:style-name="ce1"/>
          <table:table-cell table:content-validation-name="val8" table:style-name="ce1"/>
          <table:table-cell table:content-validation-name="val8" table:style-name="ce1"/>
          <table:table-cell table:content-validation-name="val10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content-validation-name="val11" table:style-name="ce1"/>
          <table:table-cell table:number-columns-repeated="16370"/>
        </table:table-row>
      </table:table>
      <table:table table:name="enums" table:style-name="ta1"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33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2">
            <text:p>parking type</text:p>
          </table:table-cell>
          <table:table-cell office:value-type="string" table:style-name="ce2">
            <text:p>parking vehicle type</text:p>
          </table:table-cell>
          <table:table-cell office:value-type="string" table:style-name="ce2">
            <text:p>parking layout</text:p>
          </table:table-cell>
          <table:table-cell office:value-type="string" table:style-name="ce2">
            <text:p>parking reservation</text:p>
          </table:table-cell>
          <table:table-cell office:value-type="string" table:style-name="ce2">
            <text:p>bool</text:p>
          </table:table-cell>
          <table:table-cell office:value-type="string" table:style-name="ce2">
            <text:p>car child seat</text:p>
          </table:table-cell>
          <table:table-cell office:value-type="string" table:style-name="ce2">
            <text:p>car transmis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rkAndRide</text:p>
          </table:table-cell>
          <table:table-cell office:value-type="string" table:style-name="ce1">
            <text:p>agriculturalVehicle</text:p>
          </table:table-cell>
          <table:table-cell office:value-type="string" table:style-name="ce1">
            <text:p>covered</text:p>
          </table:table-cell>
          <table:table-cell office:value-type="string" table:style-name="ce1">
            <text:p>reservationRequired</text:p>
          </table:table-cell>
          <table:table-cell office:value-type="string" table:style-name="ce3">
            <text:p>true</text:p>
          </table:table-cell>
          <table:table-cell office:value-type="string" table:style-name="ce1">
            <text:p>baby</text:p>
          </table:table-cell>
          <table:table-cell office:value-type="string" table:style-name="ce1">
            <text:p>automati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ftShareParking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openSpace</text:p>
          </table:table-cell>
          <table:table-cell office:value-type="string" table:style-name="ce1">
            <text:p>reservationAllowed</text:p>
          </table:table-cell>
          <table:table-cell office:value-type="string" table:style-name="ce3">
            <text:p>fals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utomatic4WheelDri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rbanParking</text:p>
          </table:table-cell>
          <table:table-cell office:value-type="string" table:style-name="ce1">
            <text:p>allPassengerVehicles</text:p>
          </table:table-cell>
          <table:table-cell office:value-type="string" table:style-name="ce1">
            <text:p>multistorey</text:p>
          </table:table-cell>
          <table:table-cell office:value-type="string" table:style-name="ce1">
            <text:p>noReservations</text:p>
          </table:table-cell>
          <table:table-cell table:style-name="ce1"/>
          <table:table-cell office:value-type="string" table:style-name="ce1">
            <text:p>olderChild</text:p>
          </table:table-cell>
          <table:table-cell office:value-type="string" table:style-name="ce1">
            <text:p>manu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rportParking</text:p>
          </table:table-cell>
          <table:table-cell office:value-type="string" table:style-name="ce1">
            <text:p>articulatedVehicle</text:p>
          </table:table-cell>
          <table:table-cell office:value-type="string" table:style-name="ce1">
            <text:p>underground</text:p>
          </table:table-cell>
          <table:table-cell office:value-type="string" table:style-name="ce1">
            <text:p>registrationRequired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manual4WheelDri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inStationParking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roadside</text:p>
          </table:table-cell>
          <table:table-cell office:value-type="string" table:style-name="ce1">
            <text:p>other</text:p>
          </table:table-cell>
          <table:table-cell table:style-name="ce1"/>
          <table:table-cell office:value-type="string" table:style-name="ce1">
            <text:p>smallChil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hibitionCentreParking</text:p>
          </table:table-cell>
          <table:table-cell office:value-type="string" table:style-name="ce1">
            <text:p>camperCar</text:p>
          </table:table-cell>
          <table:table-cell office:value-type="string" table:style-name="ce1">
            <text:p>undefin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ntalCarParking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oth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oppingCentreParking</text:p>
          </table:table-cell>
          <table:table-cell office:value-type="string" table:style-name="ce1">
            <text:p>carWithCaravan</text:p>
          </table:table-cell>
          <table:table-cell office:value-type="string" table:style-name="ce1">
            <text:p>onPave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torwayParking</text:p>
          </table:table-cell>
          <table:table-cell office:value-type="string" table:style-name="ce1">
            <text:p>carWithTrailer</text:p>
          </table:table-cell>
          <table:table-cell office:value-type="string" table:style-name="ce1">
            <text:p>cycleHi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oadside</text:p>
          </table:table-cell>
          <table:table-cell office:value-type="string" table:style-name="ce1">
            <text:p>cyc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kingZone</text:p>
          </table:table-cell>
          <table:table-cell office:value-type="string" table:style-name="ce1">
            <text:p>eCyc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ycleRental</text:p>
          </table:table-cell>
          <table:table-cell office:value-type="string" table:style-name="ce1">
            <text:p>fourWheel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defined</text:p>
          </table:table-cell>
          <table:table-cell office:value-type="string" table:style-name="ce1">
            <text:p>heavyGoodsVehic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heavyGoodsVehicleWithTrail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ighSidedVehic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large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rge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ightGoodVehic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ightGoodVehicleWithTrail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cro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ni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nib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ni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pe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torScoo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torcyc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torcycleWithSide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ssenger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edalCyc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mallC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nowmobi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nk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x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reeWheeledVehic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anspor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u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oWheeledVehic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ndefine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hicleWithTrailer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  <table:database-ranges>
        <table:database-range table:target-range-address="enums.A1:enums.G4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4-23T11:23:58Z</meta:creation-date>
    <dc:date>2024-06-07T07:17:06Z</dc:date>
  </office:meta>
</office:document-meta>
</file>